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language="el" fo:country="GR" officeooo:rsid="0019d2a7" officeooo:paragraph-rsid="0019d2a7"/>
    </style:style>
    <style:style style:name="T1" style:family="text">
      <style:text-properties fo:font-weight="bold"/>
    </style:style>
    <style:style style:name="T2" style:family="text">
      <style:text-properties fo:font-weight="bold" officeooo:rsid="0019d2a7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Τεχνική Υλοποίηση (Ανοιχτές Τεχνολογίες)</text:h>
      <text:p text:style-name="Text_20_body">Για να είναι το έργο συμβατό με τον διαγωνισμό, θα χρησιμοποιήσουμε:</text:p>
      <text:list text:style-name="L1">
        <text:list-item>
          <text:p text:style-name="P1"><text:span text:style-name="T1">Hardware:</text:span> * <text:span text:style-name="T1">Arduino </text:span><text:span text:style-name="T2">Uno (Ard:icon)</text:span> ή <text:span text:style-name="T1">ESP32</text:span> (ανοιχτού κώδικα μικροελεγκτές).</text:p>
          <text:list>
            <text:list-item>
              <text:p text:style-name="P1"><text:span text:style-name="T1">WS2812B LED Strips (NeoPixels):</text:span> Επιτρέπουν τον έλεγχο κάθε LED ξεχωριστά.</text:p>
            </text:list-item>
            <text:list-item>
              <text:p text:style-name="P1"><text:span text:style-name="T1">Αισθητήρας Ήχου (Microphone Module):</text:span> Για τη μετατροπή της έντασης της φωνής σε χρώμα.</text:p>
            </text:list-item>
            <text:list-item>
              <text:p text:style-name="P1"><text:span text:style-name="T1">Αισθητήρας Υπερήχων (HC-SR04):</text:span> Για να αλλάζουν τα χρώματα ανάλογα με το πόσο κοντά βάζει ο μαθητής το χέρι του στον πίνακα.</text:p>
            </text:list-item>
          </text:list>
        </text:list-item>
        <text:list-item>
          <text:p text:style-name="P1"><text:span text:style-name="T1">Software:</text:span> * Κώδικας σε <text:span text:style-name="T1">C++ (Arduino IDE)</text:span>, ο οποίος θα ανέβει στο <text:span text:style-name="T1">GitHub</text:span> με άδεια GPLv3.</text:p>
        </text:list-item>
      </text:list>
      <text:p text:style-name="P2">Επίσης για το πλαίσιο / κατασκευή θα χρησιμοποιηθούν αναλώσιμα υλικά.</text:p>
      <text:p text:style-name="P2">Όπου χρειαστεί θα δημιουργήσουμε 2<text:span text:style-name="T3">D printed </text:span>υλικά για βάσεις, συνδέσεις ή όπου αλλού εξυπηρετεί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2:43:28.338814400</meta:creation-date>
    <dc:date>2026-01-23T12:48:11.278940400</dc:date>
    <meta:editing-duration>PT4M44S</meta:editing-duration>
    <meta:editing-cycles>1</meta:editing-cycles>
    <meta:document-statistic meta:table-count="0" meta:image-count="0" meta:object-count="0" meta:page-count="1" meta:paragraph-count="9" meta:word-count="114" meta:character-count="721" meta:non-whitespace-character-count="621"/>
    <meta:generator>LibreOffice/25.2.7.2$Windows_X86_64 LibreOffice_project/5cbfd1ab6520636bb5f7b99185aa69bd7456825d</meta:generator>
  </office:meta>
</office:document-meta>
</file>